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102.75pt" style:use-optimal-column-width="true"/>
    </style:style>
    <style:style style:name="ACOL-3" style:family="table-column"/>
    <style:style style:name="ACOL-4" style:family="table-column">
      <style:table-column-properties style:column-width="108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1"/>
        <table:table-column table:style-name="ACOL-0" table:number-columns-repeated="5"/>
        <table:table-column table:style-name="ACOL-0"/>
        <table:table-column table:style-name="ACOL-0"/>
        <table:table-column table:style-name="ACOL-4"/>
        <table:table-column table:style-name="ACOL-0" table:number-columns-repeated="117"/>
        <table:table-row table:style-name="AROW-1">
          <table:table-cell table:style-name="Gnumeric-default" office:value-type="string">
            <text:p>Tentativa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">
            <text:p>10</text:p>
          </table:table-cell>
          <table:table-cell table:style-name="Gnumeric-default"/>
          <table:table-cell table:style-name="Gnumeric-default" table:formula="of:=[.B1]/[.C1]" office:value-type="float" office:value="1">
            <text:p>1</text:p>
          </table:table-cell>
          <table:table-cell table:style-name="ACE-1" table:formula="of:=[.B5]" office:value-type="float" office:value="4.8599999999999994">
            <text:p>4,86</text:p>
          </table:table-cell>
          <table:table-cell table:style-name="ACE-1" table:formula="of:=[.C5]" office:value-type="float" office:value="4.8366666666666669">
            <text:p>4,84</text:p>
          </table:table-cell>
          <table:table-cell table:style-name="ACE-1" table:formula="of:=[.G1]/[.F1]" office:value-type="float" office:value="0.99519890260631017">
            <text:p>1,0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4.6299999999999999">
            <text:p>4,63</text:p>
          </table:table-cell>
          <table:table-cell table:style-name="Gnumeric-default" office:value-type="float" office:value="5.0700000000000003">
            <text:p>5,07</text:p>
          </table:table-cell>
          <table:table-cell table:style-name="ACE-1" table:formula="of:=SUM([.B2:.C2])" office:value-type="float" office:value="9.6999999999999993">
            <text:p>9,70</text:p>
          </table:table-cell>
          <table:table-cell table:style-name="Gnumeric-default" table:formula="of:=[.B6]/[.C6]" office:value-type="float" office:value="2">
            <text:p>2</text:p>
          </table:table-cell>
          <table:table-cell table:style-name="ACE-1" table:formula="of:=[.B10]" office:value-type="float" office:value="3.0500000000000003">
            <text:p>3,05</text:p>
          </table:table-cell>
          <table:table-cell table:style-name="ACE-1" table:formula="of:=[.C10]" office:value-type="float" office:value="6.5633333333333326">
            <text:p>6,56</text:p>
          </table:table-cell>
          <table:table-cell table:style-name="ACE-1" table:formula="of:=[.G2]/[.F2]" office:value-type="float" office:value="2.1519125683060105">
            <text:p>2,15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5.1399999999999997">
            <text:p>5,14</text:p>
          </table:table-cell>
          <table:table-cell table:style-name="Gnumeric-default" office:value-type="float" office:value="4.5899999999999999">
            <text:p>4,59</text:p>
          </table:table-cell>
          <table:table-cell table:style-name="ACE-1" table:formula="of:=SUM([.B3:.C3])" office:value-type="float" office:value="9.7300000000000004">
            <text:p>9,73</text:p>
          </table:table-cell>
          <table:table-cell table:style-name="Gnumeric-default" office:value-type="float" office:value="4">
            <text:p>4</text:p>
          </table:table-cell>
          <table:table-cell table:style-name="ACE-1" table:formula="of:=[.B15]" office:value-type="float" office:value="3.1466666666666665">
            <text:p>3,15</text:p>
          </table:table-cell>
          <table:table-cell table:style-name="ACE-1" table:formula="of:=[.C15]" office:value-type="float" office:value="6.4933333333333332">
            <text:p>6,49</text:p>
          </table:table-cell>
          <table:table-cell table:style-name="ACE-1" table:formula="of:=[.G3]/[.F3]" office:value-type="float" office:value="2.0635593220338984">
            <text:p>2,06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4.8099999999999996">
            <text:p>4,81</text:p>
          </table:table-cell>
          <table:table-cell table:style-name="Gnumeric-default" office:value-type="float" office:value="4.8499999999999996">
            <text:p>4,85</text:p>
          </table:table-cell>
          <table:table-cell table:style-name="ACE-1" table:formula="of:=SUM([.B4:.C4])" office:value-type="float" office:value="9.6600000000000001">
            <text:p>9,66</text:p>
          </table:table-cell>
          <table:table-cell table:style-name="Gnumeric-default" office:value-type="float" office:value="8">
            <text:p>8</text:p>
          </table:table-cell>
          <table:table-cell table:style-name="ACE-1" table:formula="of:=[.B20]" office:value-type="float" office:value="2.4133333333333336">
            <text:p>2,41</text:p>
          </table:table-cell>
          <table:table-cell table:style-name="ACE-1" table:formula="of:=[.C20]" office:value-type="float" office:value="7.2466666666666661">
            <text:p>7,25</text:p>
          </table:table-cell>
          <table:table-cell table:style-name="ACE-1" table:formula="of:=[.G4]/[.F4]" office:value-type="float" office:value="3.0027624309392262">
            <text:p>3,00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/>
          <table:table-cell table:style-name="ACE-1" table:formula="of:=AVERAGE([.B2:.B4])" office:value-type="float" office:value="4.8599999999999994">
            <text:p>4,86</text:p>
          </table:table-cell>
          <table:table-cell table:style-name="ACE-1" table:formula="of:=AVERAGE([.C2:.C4])" office:value-type="float" office:value="4.8366666666666669">
            <text:p>4,84</text:p>
          </table:table-cell>
          <table:table-cell table:style-name="ACE-1" table:formula="of:=SUM([.B5:.C5])" office:value-type="float" office:value="9.6966666666666654">
            <text:p>9,70</text:p>
          </table:table-cell>
          <table:table-cell table:style-name="Gnumeric-default" office:value-type="float" office:value="16">
            <text:p>16</text:p>
          </table:table-cell>
          <table:table-cell table:style-name="ACE-1" table:formula="of:=[.B25]" office:value-type="float" office:value="1.51">
            <text:p>1,51</text:p>
          </table:table-cell>
          <table:table-cell table:style-name="ACE-1" table:formula="of:=[.C25]" office:value-type="float" office:value="8.1733333333333338">
            <text:p>8,17</text:p>
          </table:table-cell>
          <table:table-cell table:style-name="ACE-1" table:formula="of:=[.G5]/[.F5]" office:value-type="float" office:value="5.4128035320088301">
            <text:p>5,41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Tentativa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0">
            <text:p>10</text:p>
          </table:table-cell>
          <table:table-cell table:style-name="ACE-1"/>
          <table:table-cell table:number-columns-repeated="124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float" office:value="3.02">
            <text:p>3,02</text:p>
          </table:table-cell>
          <table:table-cell table:style-name="Gnumeric-default" office:value-type="float" office:value="6.5899999999999999">
            <text:p>6,59</text:p>
          </table:table-cell>
          <table:table-cell table:style-name="ACE-1" table:formula="of:=SUM([.B7:.C7])" office:value-type="float" office:value="9.6099999999999994">
            <text:p>9,61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float" office:value="2">
            <text:p>2</text:p>
          </table:table-cell>
          <table:table-cell table:style-name="Gnumeric-default" office:value-type="float" office:value="3.02">
            <text:p>3,02</text:p>
          </table:table-cell>
          <table:table-cell table:style-name="Gnumeric-default" office:value-type="float" office:value="6.5800000000000001">
            <text:p>6,58</text:p>
          </table:table-cell>
          <table:table-cell table:style-name="ACE-1" table:formula="of:=SUM([.B8:.C8])" office:value-type="float" office:value="9.5999999999999996">
            <text:p>9,60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3.1099999999999999">
            <text:p>3,11</text:p>
          </table:table-cell>
          <table:table-cell table:style-name="Gnumeric-default" office:value-type="float" office:value="6.5199999999999996">
            <text:p>6,52</text:p>
          </table:table-cell>
          <table:table-cell table:style-name="ACE-1" table:formula="of:=SUM([.B9:.C9])" office:value-type="float" office:value="9.629999999999999">
            <text:p>9,63</text:p>
          </table:table-cell>
          <table:table-cell table:number-columns-repeated="5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99519890260631017">
            <text:p>0,995198902606310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/>
          <table:table-cell table:style-name="ACE-1" table:formula="of:=AVERAGE([.B7:.B9])" office:value-type="float" office:value="3.0500000000000003">
            <text:p>3,05</text:p>
          </table:table-cell>
          <table:table-cell table:style-name="ACE-1" table:formula="of:=AVERAGE([.C7:.C9])" office:value-type="float" office:value="6.5633333333333326">
            <text:p>6,56</text:p>
          </table:table-cell>
          <table:table-cell table:style-name="ACE-1" table:formula="of:=SUM([.B10:.C10])" office:value-type="float" office:value="9.6133333333333333">
            <text:p>9,61</text:p>
          </table:table-cell>
          <table:table-cell table:number-columns-repeated="5" table:style-name="Gnumeric-default"/>
          <table:table-cell table:style-name="Gnumeric-default" office:value-type="float" office:value="4">
            <text:p>4</text:p>
          </table:table-cell>
          <table:table-cell table:style-name="Gnumeric-default" office:value-type="float" office:value="2.0635593220338984">
            <text:p>2,063559322033898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string">
            <text:p>Tentativa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0">
            <text:p>10</text:p>
          </table:table-cell>
          <table:table-cell table:style-name="ACE-1"/>
          <table:table-cell table:number-columns-repeated="5" table:style-name="Gnumeric-default"/>
          <table:table-cell table:style-name="Gnumeric-default" office:value-type="float" office:value="8">
            <text:p>8</text:p>
          </table:table-cell>
          <table:table-cell table:style-name="Gnumeric-default" office:value-type="float" office:value="3.0027624309392262">
            <text:p>3,002762430939226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3.1699999999999999">
            <text:p>3,17</text:p>
          </table:table-cell>
          <table:table-cell table:style-name="Gnumeric-default" office:value-type="float" office:value="6.4699999999999998">
            <text:p>6,47</text:p>
          </table:table-cell>
          <table:table-cell table:style-name="ACE-1" table:formula="of:=SUM([.B12:.C12])" office:value-type="float" office:value="9.6400000000000006">
            <text:p>9,64</text:p>
          </table:table-cell>
          <table:table-cell table:number-columns-repeated="5" table:style-name="Gnumeric-default"/>
          <table:table-cell table:style-name="Gnumeric-default" office:value-type="float" office:value="16">
            <text:p>16</text:p>
          </table:table-cell>
          <table:table-cell table:style-name="Gnumeric-default" office:value-type="float" office:value="5.4128035320088301">
            <text:p>5,4128035320088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2.9399999999999999">
            <text:p>2,94</text:p>
          </table:table-cell>
          <table:table-cell table:style-name="Gnumeric-default" office:value-type="float" office:value="6.7199999999999998">
            <text:p>6,72</text:p>
          </table:table-cell>
          <table:table-cell table:style-name="ACE-1" table:formula="of:=SUM([.B13:.C13])" office:value-type="float" office:value="9.6600000000000001">
            <text:p>9,66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3.3300000000000001">
            <text:p>3,33</text:p>
          </table:table-cell>
          <table:table-cell table:style-name="Gnumeric-default" office:value-type="float" office:value="6.29">
            <text:p>6,29</text:p>
          </table:table-cell>
          <table:table-cell table:style-name="ACE-1" table:formula="of:=SUM([.B14:.C14])" office:value-type="float" office:value="9.620000000000001">
            <text:p>9,62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/>
          <table:table-cell table:style-name="ACE-1" table:formula="of:=AVERAGE([.B12:.B14])" office:value-type="float" office:value="3.1466666666666665">
            <text:p>3,15</text:p>
          </table:table-cell>
          <table:table-cell table:style-name="ACE-1" table:formula="of:=AVERAGE([.C12:.C14])" office:value-type="float" office:value="6.4933333333333332">
            <text:p>6,49</text:p>
          </table:table-cell>
          <table:table-cell table:style-name="ACE-1" table:formula="of:=SUM([.B15:.C15])" office:value-type="float" office:value="9.6400000000000006">
            <text:p>9,64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string">
            <text:p>Tentativa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10">
            <text:p>10</text:p>
          </table:table-cell>
          <table:table-cell table:style-name="ACE-1"/>
          <table:table-cell table:number-columns-repeated="124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2.5699999999999998">
            <text:p>2,57</text:p>
          </table:table-cell>
          <table:table-cell table:style-name="Gnumeric-default" office:value-type="float" office:value="7.0999999999999996">
            <text:p>7,1</text:p>
          </table:table-cell>
          <table:table-cell table:style-name="ACE-1" table:formula="of:=SUM([.B17:.C17])" office:value-type="float" office:value="9.6699999999999999">
            <text:p>9,67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2.2400000000000002">
            <text:p>2,24</text:p>
          </table:table-cell>
          <table:table-cell table:style-name="Gnumeric-default" office:value-type="float" office:value="7.4199999999999999">
            <text:p>7,42</text:p>
          </table:table-cell>
          <table:table-cell table:style-name="ACE-1" table:formula="of:=SUM([.B18:.C18])" office:value-type="float" office:value="9.6600000000000001">
            <text:p>9,66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2.4300000000000002">
            <text:p>2,43</text:p>
          </table:table-cell>
          <table:table-cell table:style-name="Gnumeric-default" office:value-type="float" office:value="7.2199999999999998">
            <text:p>7,22</text:p>
          </table:table-cell>
          <table:table-cell table:style-name="ACE-1" table:formula="of:=SUM([.B19:.C19])" office:value-type="float" office:value="9.6500000000000004">
            <text:p>9,65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/>
          <table:table-cell table:style-name="ACE-1" table:formula="of:=AVERAGE([.B17:.B19])" office:value-type="float" office:value="2.4133333333333336">
            <text:p>2,41</text:p>
          </table:table-cell>
          <table:table-cell table:style-name="ACE-1" table:formula="of:=AVERAGE([.C17:.C19])" office:value-type="float" office:value="7.2466666666666661">
            <text:p>7,25</text:p>
          </table:table-cell>
          <table:table-cell table:style-name="ACE-1" table:formula="of:=SUM([.B20:.C20])" office:value-type="float" office:value="9.6600000000000001">
            <text:p>9,66</text:p>
          </table:table-cell>
          <table:table-cell table:number-columns-repeated="124" table:style-name="Gnumeric-default"/>
        </table:table-row>
        <table:table-row table:style-name="AROW-2">
          <table:table-cell table:style-name="Gnumeric-default" office:value-type="string">
            <text:p>Tentativa</text:p>
          </table:table-cell>
          <table:table-cell table:style-name="Gnumeric-default" office:value-type="float" office:value="160">
            <text:p>160</text:p>
          </table:table-cell>
          <table:table-cell table:style-name="Gnumeric-default" office:value-type="float" office:value="10">
            <text:p>10</text:p>
          </table:table-cell>
          <table:table-cell table:style-name="ACE-1"/>
          <table:table-cell table:number-columns-repeated="124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.79">
            <text:p>1,79</text:p>
          </table:table-cell>
          <table:table-cell table:style-name="Gnumeric-default" office:value-type="float" office:value="7.9100000000000001">
            <text:p>7,91</text:p>
          </table:table-cell>
          <table:table-cell table:style-name="ACE-1" table:formula="of:=SUM([.B22:.C22])" office:value-type="float" office:value="9.6999999999999993">
            <text:p>9,70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.23">
            <text:p>1,23</text:p>
          </table:table-cell>
          <table:table-cell table:style-name="Gnumeric-default" office:value-type="float" office:value="8.4499999999999993">
            <text:p>8,45</text:p>
          </table:table-cell>
          <table:table-cell table:style-name="ACE-1" table:formula="of:=SUM([.B23:.C23])" office:value-type="float" office:value="9.6799999999999997">
            <text:p>9,68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.51">
            <text:p>1,51</text:p>
          </table:table-cell>
          <table:table-cell table:style-name="Gnumeric-default" office:value-type="float" office:value="8.1600000000000001">
            <text:p>8,16</text:p>
          </table:table-cell>
          <table:table-cell table:style-name="ACE-1" table:formula="of:=SUM([.B24:.C24])" office:value-type="float" office:value="9.6699999999999999">
            <text:p>9,67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/>
          <table:table-cell table:style-name="ACE-1" table:formula="of:=AVERAGE([.B22:.B24])" office:value-type="float" office:value="1.51">
            <text:p>1,51</text:p>
          </table:table-cell>
          <table:table-cell table:style-name="ACE-1" table:formula="of:=AVERAGE([.C22:.C24])" office:value-type="float" office:value="8.1733333333333338">
            <text:p>8,17</text:p>
          </table:table-cell>
          <table:table-cell table:style-name="ACE-1" table:formula="of:=SUM([.B25:.C25])" office:value-type="float" office:value="9.6833333333333336">
            <text:p>9,68</text:p>
          </table:table-cell>
          <table:table-cell table:number-columns-repeated="124" table:style-name="Gnumeric-default"/>
        </table:table-row>
        <table:table-row table:style-name="AROW-0" table:number-rows-repeated="103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9" gnm:cursor-row="8">
          <gnm:selection gnm:start-col="9" gnm:start-row="8" gnm:end-col="10" gnm:end-row="1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iego </dc:creator>
    <dc:date>2016-06-12T20:30:50Z</dc:date>
    <meta:creation-date>2016-06-12T00:33:42Z</meta:creation-date>
    <meta:editing-cycles>1</meta:editing-cycles>
    <meta:editing-duration>PT1M17S</meta:editing-duration>
    <meta:generator>gnumeric/1.12.18</meta:generator>
    <meta:initial-creator>Diego </meta:initial-creator>
  </office:meta>
</office:document-meta>
</file>